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venir Next Condensed" svg:font-family="'Avenir Next Condensed'" style:font-family-generic="roman"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4.019cm" table:align="left"/>
    </style:style>
    <style:style style:name="Tabelle1.A" style:family="table-column">
      <style:table-column-properties style:column-width="1.993cm"/>
    </style:style>
    <style:style style:name="Tabelle1.B" style:family="table-column">
      <style:table-column-properties style:column-width="12.026cm"/>
    </style:style>
    <style:style style:name="Tabelle1.A1" style:family="table-cell">
      <style:table-cell-properties style:vertical-align="middle" fo:padding="0.049cm" fo:border="none"/>
    </style:style>
    <style:style style:name="Tabelle2" style:family="table">
      <style:table-properties style:width="17cm" table:align="left"/>
    </style:style>
    <style:style style:name="Tabelle2.A" style:family="table-column">
      <style:table-column-properties style:column-width="1.393cm"/>
    </style:style>
    <style:style style:name="Tabelle2.B" style:family="table-column">
      <style:table-column-properties style:column-width="15.607cm"/>
    </style:style>
    <style:style style:name="Tabelle2.A1" style:family="table-cell">
      <style:table-cell-properties style:vertical-align="middle" fo:padding="0.049cm" fo:border="none"/>
    </style:style>
    <style:style style:name="Tabelle3" style:family="table">
      <style:table-properties style:width="17.022cm" fo:margin-left="-0.025cm" table:align="left"/>
    </style:style>
    <style:style style:name="Tabelle3.A" style:family="table-column">
      <style:table-column-properties style:column-width="1.517cm"/>
    </style:style>
    <style:style style:name="Tabelle3.B" style:family="table-column">
      <style:table-column-properties style:column-width="15.505cm"/>
    </style:style>
    <style:style style:name="Tabelle3.A1" style:family="table-cell">
      <style:table-cell-properties style:vertical-align="middle" fo:padding="0.049cm" fo:border="none"/>
    </style:style>
    <style:style style:name="Tabelle6" style:family="table">
      <style:table-properties style:width="17cm" table:align="left"/>
    </style:style>
    <style:style style:name="Tabelle6.A" style:family="table-column">
      <style:table-column-properties style:column-width="1.753cm"/>
    </style:style>
    <style:style style:name="Tabelle6.B" style:family="table-column">
      <style:table-column-properties style:column-width="15.247cm"/>
    </style:style>
    <style:style style:name="Tabelle6.A1" style:family="table-cell">
      <style:table-cell-properties style:vertical-align="middle" fo:padding="0.049cm" fo:border="none"/>
    </style:style>
    <style:style style:name="Tabelle7" style:family="table">
      <style:table-properties style:width="15.028cm" table:align="left"/>
    </style:style>
    <style:style style:name="Tabelle7.A" style:family="table-column">
      <style:table-column-properties style:column-width="1.799cm"/>
    </style:style>
    <style:style style:name="Tabelle7.B" style:family="table-column">
      <style:table-column-properties style:column-width="13.229cm"/>
    </style:style>
    <style:style style:name="Tabelle7.A1" style:family="table-cell">
      <style:table-cell-properties style:vertical-align="middle" fo:padding="0.049cm" fo:border="none"/>
    </style:style>
    <style:style style:name="P1" style:family="paragraph" style:parent-style-name="Heading_20_3">
      <style:text-properties fo:font-size="16pt" fo:font-weight="bold" officeooo:rsid="0019641f" officeooo:paragraph-rsid="0019641f" style:font-size-asian="16pt" style:font-weight-asian="bold" style:font-size-complex="16pt" style:font-weight-complex="bold"/>
    </style:style>
    <style:style style:name="P2" style:family="paragraph" style:parent-style-name="Standard">
      <style:text-properties style:font-name="DejaVu Serif Condensed" fo:font-size="12pt" fo:font-weight="bold" officeooo:rsid="0019641f" officeooo:paragraph-rsid="0019641f" style:font-size-asian="12pt" style:font-weight-asian="bold" style:font-size-complex="12pt" style:font-weight-complex="bold"/>
    </style:style>
    <style:style style:name="P3" style:family="paragraph" style:parent-style-name="Text_20_body">
      <style:text-properties style:font-name="DejaVu Serif Condensed" fo:font-size="12pt" fo:font-weight="bold" officeooo:rsid="0019641f" officeooo:paragraph-rsid="0019641f" style:font-size-asian="12pt" style:font-weight-asian="bold" style:font-size-complex="12pt" style:font-weight-complex="bold"/>
    </style:style>
    <style:style style:name="P4" style:family="paragraph" style:parent-style-name="Standard">
      <style:paragraph-properties fo:text-align="start" style:justify-single-word="false"/>
      <style:text-properties style:font-name="DejaVu Serif Condensed" fo:font-size="12pt" style:font-size-asian="12pt" style:font-size-complex="12pt"/>
    </style:style>
    <style:style style:name="P5" style:family="paragraph" style:parent-style-name="Standard">
      <style:paragraph-properties fo:text-align="start" style:justify-single-word="false"/>
      <style:text-properties style:font-name="DejaVu Serif Condensed" fo:font-size="12pt" officeooo:paragraph-rsid="001e82b8" style:font-size-asian="12pt" style:font-size-complex="12pt"/>
    </style:style>
    <style:style style:name="P6" style:family="paragraph" style:parent-style-name="Standard">
      <style:paragraph-properties fo:margin-top="0cm" fo:margin-bottom="0.499cm" style:contextual-spacing="false" fo:text-align="start" style:justify-single-word="false"/>
      <style:text-properties style:font-name="DejaVu Serif Condensed" fo:font-size="12pt" officeooo:paragraph-rsid="001efb53" style:font-size-asian="12pt" style:font-size-complex="12pt"/>
    </style:style>
    <style:style style:name="P7" style:family="paragraph" style:parent-style-name="Table_20_Contents">
      <style:text-properties style:font-name="DejaVu Serif Condensed" fo:font-size="12pt" officeooo:rsid="0019641f" officeooo:paragraph-rsid="0019641f" style:font-size-asian="12pt" style:font-size-complex="12pt"/>
    </style:style>
    <style:style style:name="P8" style:family="paragraph" style:parent-style-name="Table_20_Contents">
      <style:text-properties style:font-name="DejaVu Serif Condensed" fo:font-size="12pt" style:font-size-asian="12pt" style:font-size-complex="12pt"/>
    </style:style>
    <style:style style:name="P9" style:family="paragraph" style:parent-style-name="Table_20_Contents">
      <style:text-properties style:font-name="DejaVu Serif Condensed" fo:font-size="12pt" officeooo:rsid="001c43d4" officeooo:paragraph-rsid="001c43d4" style:font-size-asian="12pt" style:font-size-complex="12pt"/>
    </style:style>
    <style:style style:name="P10" style:family="paragraph" style:parent-style-name="Table_20_Contents">
      <style:text-properties style:font-name="DejaVu Serif Condensed" fo:font-size="12pt" officeooo:rsid="001c43d4" officeooo:paragraph-rsid="001f52c6" style:font-size-asian="12pt" style:font-size-complex="12pt"/>
    </style:style>
    <style:style style:name="P11" style:family="paragraph" style:parent-style-name="Table_20_Contents">
      <style:text-properties style:font-name="DejaVu Serif Condensed" fo:font-size="12pt" officeooo:rsid="001c58c5" officeooo:paragraph-rsid="001c58c5" style:font-size-asian="12pt" style:font-size-complex="12pt"/>
    </style:style>
    <style:style style:name="P12" style:family="paragraph" style:parent-style-name="Text_20_body">
      <style:text-properties style:font-name="DejaVu Serif Condensed" fo:font-size="12pt" style:font-size-asian="12pt" style:font-size-complex="12pt"/>
    </style:style>
    <style:style style:name="P13" style:family="paragraph" style:parent-style-name="Text_20_body">
      <style:text-properties style:font-name="DejaVu Serif Condensed" fo:font-size="12pt" officeooo:paragraph-rsid="001a4f39" style:font-size-asian="12pt" style:font-size-complex="12pt"/>
    </style:style>
    <style:style style:name="P14" style:family="paragraph" style:parent-style-name="Standard">
      <style:paragraph-properties fo:margin-top="0cm" fo:margin-bottom="0.499cm" style:contextual-spacing="false" fo:line-height="100%" fo:text-align="start" style:justify-single-word="false"/>
      <style:text-properties style:font-name="DejaVu Serif Condensed" fo:font-size="12pt" officeooo:paragraph-rsid="002206ce" style:font-size-asian="12pt" style:font-size-complex="12pt"/>
    </style:style>
    <style:style style:name="P15" style:family="paragraph" style:parent-style-name="Table_20_Contents">
      <style:paragraph-properties fo:line-height="100%"/>
      <style:text-properties style:font-name="DejaVu Serif Condensed" fo:font-size="12pt" style:font-size-asian="12pt" style:font-size-complex="12pt"/>
    </style:style>
    <style:style style:name="P16" style:family="paragraph" style:parent-style-name="Table_20_Contents">
      <style:text-properties style:font-name="DejaVu Serif Condensed" fo:font-size="12pt" officeooo:rsid="001efb53" officeooo:paragraph-rsid="001efb53" style:font-size-asian="12pt" style:font-size-complex="12pt"/>
    </style:style>
    <style:style style:name="P17" style:family="paragraph" style:parent-style-name="Table_20_Contents">
      <style:text-properties style:font-name="DejaVu Serif Condensed" fo:font-size="12pt" officeooo:rsid="001f52c6" officeooo:paragraph-rsid="001f52c6" style:font-size-asian="12pt" style:font-size-complex="12pt"/>
    </style:style>
    <style:style style:name="P18" style:family="paragraph" style:parent-style-name="Standard">
      <style:paragraph-properties fo:text-align="start" style:justify-single-word="false"/>
      <style:text-properties style:font-name="DejaVu Serif Condensed" fo:font-size="12pt" officeooo:rsid="001de5d6" officeooo:paragraph-rsid="001e82b8" style:font-size-asian="12pt" style:font-size-complex="12pt"/>
    </style:style>
    <style:style style:name="P19" style:family="paragraph" style:parent-style-name="Table_20_Contents">
      <style:paragraph-properties fo:margin-top="0cm" fo:margin-bottom="0cm" style:contextual-spacing="false" fo:line-height="100%"/>
      <style:text-properties style:font-name="DejaVu Serif Condensed" fo:font-size="12pt" officeooo:rsid="0020aa2f" officeooo:paragraph-rsid="0020aa2f" style:font-size-asian="12pt" style:font-size-complex="12pt"/>
    </style:style>
    <style:style style:name="P20" style:family="paragraph" style:parent-style-name="Table_20_Contents">
      <style:paragraph-properties fo:margin-top="0cm" fo:margin-bottom="0cm" style:contextual-spacing="false" fo:line-height="100%"/>
      <style:text-properties style:font-name="DejaVu Serif Condensed" fo:font-size="12pt" officeooo:rsid="002206ce" officeooo:paragraph-rsid="002206ce" style:font-size-asian="12pt" style:font-size-complex="12pt"/>
    </style:style>
    <style:style style:name="P21" style:family="paragraph" style:parent-style-name="Table_20_Contents">
      <style:text-properties style:font-name="DejaVu Serif Condensed" fo:font-size="12pt" officeooo:rsid="0026abae" officeooo:paragraph-rsid="0026abae" style:font-size-asian="12pt" style:font-size-complex="12pt"/>
    </style:style>
    <style:style style:name="P22" style:family="paragraph" style:parent-style-name="Table_20_Contents">
      <style:paragraph-properties fo:margin-top="0cm" fo:margin-bottom="0.499cm" style:contextual-spacing="false"/>
      <style:text-properties style:font-name="DejaVu Serif Condensed" fo:font-size="12pt" style:text-underline-style="none" officeooo:rsid="001c58c5" officeooo:paragraph-rsid="001c58c5" style:font-size-asian="12pt" style:font-size-complex="12pt"/>
    </style:style>
    <style:style style:name="P23" style:family="paragraph" style:parent-style-name="Standard">
      <style:text-properties fo:color="#c9211e" loext:opacity="100%" style:font-name="DejaVu Serif Condensed" fo:font-size="12pt" fo:font-weight="bold" officeooo:rsid="0019641f" officeooo:paragraph-rsid="0019641f" style:font-size-asian="12pt" style:font-weight-asian="bold" style:font-size-complex="12pt" style:font-weight-complex="bold"/>
    </style:style>
    <style:style style:name="P24" style:family="paragraph" style:parent-style-name="Standard">
      <style:paragraph-properties fo:text-align="start" style:justify-single-word="false"/>
      <style:text-properties fo:color="#c9211e" loext:opacity="100%" style:font-name="DejaVu Serif Condensed" fo:font-size="12pt" style:font-size-asian="12pt" style:font-size-complex="12pt"/>
    </style:style>
    <style:style style:name="P25" style:family="paragraph" style:parent-style-name="Standard">
      <style:paragraph-properties fo:text-align="start" style:justify-single-word="false"/>
      <style:text-properties fo:color="#c9211e" loext:opacity="100%" style:font-name="DejaVu Serif Condensed" fo:font-size="12pt" fo:font-weight="normal" officeooo:paragraph-rsid="001de5d6" style:font-size-asian="12pt" style:font-size-complex="12pt"/>
    </style:style>
    <style:style style:name="P26" style:family="paragraph" style:parent-style-name="Table_20_Contents">
      <style:paragraph-properties fo:margin-top="0cm" fo:margin-bottom="0.499cm" style:contextual-spacing="false"/>
      <style:text-properties officeooo:paragraph-rsid="001c58c5"/>
    </style:style>
    <style:style style:name="P27" style:family="paragraph" style:parent-style-name="Table_20_Contents">
      <style:text-properties officeooo:paragraph-rsid="001c58c5"/>
    </style:style>
    <style:style style:name="P28" style:family="paragraph" style:parent-style-name="Pa4">
      <style:paragraph-properties style:line-height-at-least="0.39cm"/>
      <style:text-properties officeooo:paragraph-rsid="001c43d4"/>
    </style:style>
    <style:style style:name="P29" style:family="paragraph" style:parent-style-name="Standard">
      <style:paragraph-properties fo:text-align="start" style:justify-single-word="false"/>
      <style:text-properties fo:color="#000000" loext:opacity="100%" style:font-name="DejaVu Serif Condensed" fo:font-size="12pt" officeooo:paragraph-rsid="001de5d6" style:font-size-asian="12pt" style:font-size-complex="12pt"/>
    </style:style>
    <style:style style:name="P30" style:family="paragraph" style:parent-style-name="Table_20_Contents">
      <style:text-properties fo:color="#000000" loext:opacity="100%" style:font-name="DejaVu Serif Condensed" fo:font-size="12pt" style:font-size-asian="12pt" style:font-size-complex="12pt"/>
    </style:style>
    <style:style style:name="P31" style:family="paragraph" style:parent-style-name="Table_20_Contents">
      <style:text-properties fo:color="#000000" loext:opacity="100%" style:font-name="DejaVu Serif Condensed" fo:font-size="12pt" officeooo:rsid="001c43d4" officeooo:paragraph-rsid="001f52c6" style:font-size-asian="12pt" style:font-size-complex="12pt"/>
    </style:style>
    <style:style style:name="P32" style:family="paragraph" style:parent-style-name="Table_20_Contents">
      <style:text-properties fo:color="#000000" loext:opacity="100%" style:font-name="DejaVu Serif Condensed" fo:font-size="12pt" officeooo:rsid="001f52c6" officeooo:paragraph-rsid="001f52c6" style:font-size-asian="12pt" style:font-size-complex="12pt"/>
    </style:style>
    <style:style style:name="P33" style:family="paragraph" style:parent-style-name="Standard">
      <style:paragraph-properties fo:text-align="start" style:justify-single-word="false"/>
      <style:text-properties fo:color="#000000" loext:opacity="100%" style:font-name="DejaVu Serif Condensed" fo:font-size="12pt" fo:font-weight="normal" officeooo:paragraph-rsid="001de5d6" style:font-size-asian="12pt" style:font-size-complex="12pt"/>
    </style:style>
    <style:style style:name="P34" style:family="paragraph" style:parent-style-name="Table_20_Contents">
      <style:text-properties officeooo:paragraph-rsid="001c43d4"/>
    </style:style>
    <style:style style:name="P35" style:family="paragraph" style:parent-style-name="Table_20_Contents">
      <style:text-properties officeooo:paragraph-rsid="0020aa2f"/>
    </style:style>
    <style:style style:name="P36" style:family="paragraph" style:parent-style-name="Table_20_Contents">
      <style:text-properties officeooo:rsid="001c58c5" officeooo:paragraph-rsid="001c58c5"/>
    </style:style>
    <style:style style:name="P37" style:family="paragraph" style:parent-style-name="Standard">
      <style:paragraph-properties fo:text-align="start" style:justify-single-word="false"/>
      <style:text-properties fo:color="#000000" loext:opacity="100%" style:font-name="DejaVu Serif Condensed" fo:font-size="12pt" officeooo:paragraph-rsid="0026d655" style:font-size-asian="12pt" style:font-size-complex="12pt"/>
    </style:style>
    <style:style style:name="P38" style:family="paragraph" style:parent-style-name="Standard">
      <style:paragraph-properties fo:text-align="start" style:justify-single-word="false"/>
      <style:text-properties fo:color="#000000" loext:opacity="100%" style:font-name="DejaVu Serif Condensed" fo:font-size="12pt" fo:font-weight="bold" officeooo:paragraph-rsid="0026d655" style:font-size-asian="12pt" style:font-weight-asian="bold" style:font-size-complex="12pt" style:font-weight-complex="bold"/>
    </style:style>
    <style:style style:name="T1" style:family="text">
      <style:text-properties officeooo:rsid="0019641f"/>
    </style:style>
    <style:style style:name="T2" style:family="text">
      <style:text-properties fo:font-weight="bold" style:font-weight-asian="bold" style:font-weight-complex="bold"/>
    </style:style>
    <style:style style:name="T3" style:family="text">
      <style:text-properties fo:font-weight="bold" officeooo:rsid="001a4f39" style:font-weight-asian="bold" style:font-weight-complex="bold"/>
    </style:style>
    <style:style style:name="T4" style:family="text">
      <style:text-properties fo:font-weight="normal"/>
    </style:style>
    <style:style style:name="T5" style:family="text">
      <style:text-properties fo:font-weight="normal" officeooo:rsid="001a4f39"/>
    </style:style>
    <style:style style:name="T6" style:family="text">
      <style:text-properties fo:font-weight="normal" officeooo:rsid="001c43d4"/>
    </style:style>
    <style:style style:name="T7" style:family="text">
      <style:text-properties fo:font-weight="normal" officeooo:rsid="001de5d6"/>
    </style:style>
    <style:style style:name="T8" style:family="text">
      <style:text-properties fo:font-weight="normal" officeooo:rsid="0022e992"/>
    </style:style>
    <style:style style:name="T9" style:family="text">
      <style:text-properties style:font-name="DejaVu Serif Condensed" fo:font-size="12pt" style:font-size-asian="12pt" style:font-size-complex="12pt"/>
    </style:style>
    <style:style style:name="T10" style:family="text">
      <style:text-properties style:font-name="DejaVu Serif Condensed" fo:font-size="12pt" officeooo:rsid="001c43d4" style:font-size-asian="12pt" style:font-size-complex="12pt"/>
    </style:style>
    <style:style style:name="T11" style:family="text">
      <style:text-properties style:font-name="DejaVu Serif Condensed" fo:font-size="12pt" officeooo:rsid="001c58c5" style:font-size-asian="12pt" style:font-size-complex="12pt"/>
    </style:style>
    <style:style style:name="T12" style:family="text">
      <style:text-properties style:font-name="DejaVu Serif Condensed" fo:font-size="12pt" officeooo:rsid="0020aa2f" style:font-size-asian="12pt" style:font-size-complex="12pt"/>
    </style:style>
    <style:style style:name="T13" style:family="text">
      <style:text-properties style:font-name="DejaVu Serif Condensed" fo:font-size="12pt" fo:font-style="italic" style:font-size-asian="12pt" style:font-style-asian="italic" style:font-size-complex="12pt" style:font-style-complex="italic"/>
    </style:style>
    <style:style style:name="T14" style:family="text">
      <style:text-properties style:font-name="DejaVu Serif Condensed" fo:font-size="12pt" fo:font-style="normal" style:font-size-asian="12pt" style:font-style-asian="normal" style:font-size-complex="12pt" style:font-style-complex="normal"/>
    </style:style>
    <style:style style:name="T15" style:family="text">
      <style:text-properties style:font-name="DejaVu Serif Condensed" fo:font-size="12pt" fo:font-style="normal" officeooo:rsid="0020aa2f" style:font-size-asian="12pt" style:font-style-asian="normal" style:font-size-complex="12pt" style:font-style-complex="normal"/>
    </style:style>
    <style:style style:name="T16" style:family="text">
      <style:text-properties style:font-name="DejaVu Serif Condensed" fo:font-size="12pt" style:text-underline-style="solid" style:text-underline-width="auto" style:text-underline-color="font-color" officeooo:rsid="001c58c5" style:font-size-asian="12pt" style:font-size-complex="12pt"/>
    </style:style>
    <style:style style:name="T17" style:family="text">
      <style:text-properties style:font-name="DejaVu Serif Condensed" fo:font-size="12pt" style:text-underline-style="none" officeooo:rsid="001c58c5" style:font-size-asian="12pt" style:font-size-complex="12pt"/>
    </style:style>
    <style:style style:name="T18" style:family="text">
      <style:text-properties style:font-name="DejaVu Serif Condensed" fo:font-size="12pt" style:text-underline-style="none" officeooo:rsid="002206ce" style:font-size-asian="12pt" style:font-size-complex="12pt"/>
    </style:style>
    <style:style style:name="T19" style:family="text">
      <style:text-properties officeooo:rsid="001c43d4"/>
    </style:style>
    <style:style style:name="T20" style:family="text">
      <style:text-properties officeooo:rsid="001c58c5"/>
    </style:style>
    <style:style style:name="T21" style:family="text">
      <style:text-properties officeooo:rsid="001de5d6"/>
    </style:style>
    <style:style style:name="T22" style:family="text">
      <style:text-properties fo:color="#000000" loext:opacity="100%" style:font-name="DejaVu Serif Condensed" fo:font-size="12pt" fo:font-style="italic" style:font-size-asian="12pt" style:font-style-asian="italic" style:font-size-complex="12pt" style:font-style-complex="italic"/>
    </style:style>
    <style:style style:name="T23" style:family="text">
      <style:text-properties fo:color="#000000" loext:opacity="100%" style:font-name="DejaVu Serif Condensed" fo:font-size="12pt" fo:font-style="italic" officeooo:rsid="0020aa2f" style:font-size-asian="12pt" style:font-style-asian="italic" style:font-size-complex="12pt" style:font-style-complex="italic"/>
    </style:style>
    <style:style style:name="T24" style:family="text">
      <style:text-properties fo:color="#000000" loext:opacity="100%" style:font-name="DejaVu Serif Condensed" fo:font-size="12pt" fo:font-style="italic" officeooo:rsid="0026cd4b" style:font-size-asian="12pt" style:font-style-asian="italic" style:font-size-complex="12pt" style:font-style-complex="italic"/>
    </style:style>
    <style:style style:name="T25" style:family="text">
      <style:text-properties fo:color="#000000" loext:opacity="100%" style:font-name="DejaVu Serif Condensed" fo:font-size="12pt" fo:font-style="italic" style:font-size-asian="12pt" style:font-size-complex="12pt"/>
    </style:style>
    <style:style style:name="T26" style:family="text">
      <style:text-properties fo:color="#000000" loext:opacity="100%" style:font-name="DejaVu Serif Condensed" fo:font-size="12pt" fo:font-style="italic" officeooo:rsid="0020aa2f" style:font-size-asian="12pt" style:font-size-complex="12pt"/>
    </style:style>
    <style:style style:name="T27" style:family="text">
      <style:text-properties fo:color="#000000" loext:opacity="100%" style:font-name="DejaVu Serif Condensed" fo:font-size="12pt" fo:font-style="italic" officeooo:rsid="0026abae" style:font-size-asian="12pt" style:font-size-complex="12pt"/>
    </style:style>
    <style:style style:name="T28" style:family="text">
      <style:text-properties fo:color="#000000" loext:opacity="100%" style:font-name="DejaVu Serif Condensed" fo:font-size="12pt" style:font-size-asian="12pt" style:font-size-complex="12pt"/>
    </style:style>
    <style:style style:name="T29" style:family="text">
      <style:text-properties fo:color="#000000" loext:opacity="100%" style:font-name="DejaVu Serif Condensed" fo:font-size="12pt" officeooo:rsid="0026abae" style:font-size-asian="12pt" style:font-size-complex="12pt"/>
    </style:style>
    <style:style style:name="T30" style:family="text">
      <style:text-properties fo:color="#000000" loext:opacity="100%" style:font-name="DejaVu Serif Condensed" fo:font-size="12pt" officeooo:rsid="001c43d4" style:font-size-asian="12pt" style:font-size-complex="12pt"/>
    </style:style>
    <style:style style:name="T31" style:family="text">
      <style:text-properties fo:color="#000000" loext:opacity="100%" style:font-name="DejaVu Serif Condensed" fo:font-size="12pt" fo:font-style="normal" officeooo:rsid="0020aa2f" style:font-size-asian="12pt" style:font-style-asian="normal" style:font-size-complex="12pt" style:font-style-complex="normal"/>
    </style:style>
    <style:style style:name="T32" style:family="text">
      <style:text-properties fo:color="#000000" loext:opacity="100%" style:font-name="DejaVu Serif Condensed" fo:font-size="12pt" fo:font-style="normal" officeooo:rsid="002206ce" style:font-size-asian="12pt" style:font-style-asian="normal" style:font-size-complex="12pt" style:font-style-complex="normal"/>
    </style:style>
    <style:style style:name="T33" style:family="text">
      <style:text-properties fo:color="#000000" loext:opacity="100%" style:font-name="DejaVu Serif Condensed" fo:font-size="12pt" fo:font-style="normal" officeooo:rsid="001c43d4" style:font-size-asian="12pt" style:font-style-asian="normal" style:font-size-complex="12pt" style:font-style-complex="normal"/>
    </style:style>
    <style:style style:name="T34" style:family="text">
      <style:text-properties fo:color="#000000" loext:opacity="100%" style:font-name="DejaVu Serif Condensed" fo:font-size="12pt" fo:font-style="normal" officeooo:rsid="001c58c5" style:font-size-asian="12pt" style:font-style-asian="normal" style:font-size-complex="12pt" style:font-style-complex="normal"/>
    </style:style>
    <style:style style:name="T35" style:family="text">
      <style:text-properties fo:color="#000000" loext:opacity="100%" style:font-name="DejaVu Serif Condensed" fo:font-size="12pt" fo:font-style="normal" officeooo:rsid="0026cd4b" style:font-size-asian="12pt" style:font-style-asian="normal" style:font-size-complex="12pt" style:font-style-complex="normal"/>
    </style:style>
    <style:style style:name="T36" style:family="text">
      <style:text-properties fo:color="#000000" loext:opacity="100%" style:text-line-through-style="none" style:text-line-through-type="none" style:font-name="DejaVu Serif Condensed" fo:font-size="12pt" style:text-underline-style="none" style:font-size-asian="12pt" style:font-size-complex="12pt"/>
    </style:style>
    <style:style style:name="T37" style:family="text">
      <style:text-properties fo:color="#000000" loext:opacity="100%" style:text-line-through-style="none" style:text-line-through-type="none" style:font-name="DejaVu Serif Condensed" fo:font-size="12pt" fo:font-style="italic" style:text-underline-style="none" style:font-size-asian="12pt" style:font-style-asian="italic" style:font-size-complex="12pt" style:font-style-complex="italic"/>
    </style:style>
    <style:style style:name="T38" style:family="text">
      <style:text-properties fo:color="#000000" loext:opacity="100%" style:text-line-through-style="none" style:text-line-through-type="none" style:font-name="DejaVu Serif Condensed" fo:font-size="12pt" fo:font-style="normal" style:text-underline-style="none" style:font-size-asian="12pt" style:font-style-asian="normal" style:font-size-complex="12pt" style:font-style-complex="normal"/>
    </style:style>
    <style:style style:name="T39" style:family="text">
      <style:text-properties fo:color="#000000" loext:opacity="100%" style:text-line-through-style="none" style:text-line-through-type="none" style:font-name="DejaVu Serif Condensed" fo:font-size="12pt" fo:font-style="normal" style:text-underline-style="none" officeooo:rsid="002206ce" style:font-size-asian="12pt" style:font-style-asian="normal" style:font-size-complex="12pt" style:font-style-complex="normal"/>
    </style:style>
    <style:style style:name="T40" style:family="text">
      <style:text-properties officeooo:rsid="001e82b8"/>
    </style:style>
    <style:style style:name="T41" style:family="text">
      <style:text-properties officeooo:rsid="001efb53"/>
    </style:style>
    <style:style style:name="T42" style:family="text">
      <style:text-properties fo:font-style="italic" style:font-style-asian="italic" style:font-style-complex="italic"/>
    </style:style>
    <style:style style:name="T43" style:family="text">
      <style:text-properties fo:font-style="italic" officeooo:rsid="001e82b8" style:font-style-asian="italic" style:font-style-complex="italic"/>
    </style:style>
    <style:style style:name="T44" style:family="text">
      <style:text-properties fo:font-style="italic" officeooo:rsid="001efb53" style:font-style-asian="italic" style:font-style-complex="italic"/>
    </style:style>
    <style:style style:name="T45" style:family="text">
      <style:text-properties fo:font-style="italic" officeooo:rsid="001f52c6" style:font-style-asian="italic" style:font-style-complex="italic"/>
    </style:style>
    <style:style style:name="T46" style:family="text">
      <style:text-properties fo:font-style="italic" officeooo:rsid="0024de95" style:font-style-asian="italic" style:font-style-complex="italic"/>
    </style:style>
    <style:style style:name="T47" style:family="text">
      <style:text-properties officeooo:rsid="001f52c6"/>
    </style:style>
    <style:style style:name="T48" style:family="text">
      <style:text-properties officeooo:rsid="0020aa2f"/>
    </style:style>
    <style:style style:name="T49" style:family="text">
      <style:text-properties officeooo:rsid="0026abae"/>
    </style:style>
    <style:style style:name="T50" style:family="text">
      <style:text-properties officeooo:rsid="0026cd4b"/>
    </style:style>
    <style:style style:name="T51" style:family="text">
      <style:text-properties officeooo:rsid="0026d6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TA</text:p>
      <text:p text:style-name="P2"/>
      <text:p text:style-name="P23">FOTO</text:p>
      <text:p text:style-name="P2"/>
      <text:p text:style-name="P3">geboren 1985 in Halle an der Saale (ehemalige DDR)</text:p>
      <text:p text:style-name="P3">aufgewachsen in Erfurt<text:line-break/>lebt, arbeitet und studiert in Halle (Saale)</text:p>
      <text:p text:style-name="P12"/>
      <text:p text:style-name="P13"><text:span text:style-name="T3">Marie Siewert</text:span><text:span text:style-name="T5"> ist in Erfurt aufgewachsen</text:span><text:span text:style-name="T4">. Ihr Studium der Textilen Künste – unter anderem bei Prof. Caroline Achaintre, Prof. </text:span><text:span text:style-name="T5">Philip Gaißer, </text:span><text:span text:style-name="T7">Prof. </text:span><text:span text:style-name="T8">Stephanie Kiwitt</text:span><text:span text:style-name="T4"> und Prof. Ulrich Reimkasten – </text:span><text:span text:style-name="T5">studiert sie seit Oktober 2017</text:span><text:span text:style-name="T4"> an der Burg Giebichenstein Kunsthochschule Halle. </text:span></text:p>
      <text:p text:style-name="P38"><text:span text:style-name="T51">Artist Statement </text:span></text:p>
      <text:p text:style-name="P38"/>
      <text:p text:style-name="P37">Mit den Techniken Text, grafische Zeichnung und Fotografie ha<text:span text:style-name="T21">t Marie Siewert</text:span></text:p>
      <text:p text:style-name="P29">experimentiert und diese auf ihre Funktionalität hin überprüft. Mit ihnen</text:p>
      <text:p text:style-name="P29">ha<text:span text:style-name="T21">t sie</text:span> Themen erschlossen und durchleuchtet. Worte und Schrift h<text:span text:style-name="T21">elfen dabei</text:span> in Kombination mit Fotografie, wie bei einer archäologischen Grabung,</text:p>
      <text:p text:style-name="P29">die Gegenstände und Teilaspekte, welche an die Oberfläche befördert</text:p>
      <text:p text:style-name="P29">wurden während des künstlerischen Prozesses möglichst detailgetreu und</text:p>
      <text:p text:style-name="P29">rational abzubilden. Dabei wird das scheinbar Objektive immer wieder in</text:p>
      <text:p text:style-name="P29">Frage gestellt, mit Behauptungen wird gespielt. Die Fotografie nimmt</text:p>
      <text:p text:style-name="P29">innerhalb <text:span text:style-name="T21">ihres</text:span> forschenden Ansatzes die Funktion des sachlichen</text:p>
      <text:p text:style-name="P29">Sichtbarmachens ein. Die Möglichkeit mit Fotografien zu täuschen, indem</text:p>
      <text:p text:style-name="P29">man das scheinbar Wahre <text:span text:style-name="T21">oder Reale</text:span> wiedergibt, fasziniert <text:span text:style-name="T21">Marie Siewert</text:span>. Gleichermaßen finde<text:span text:style-name="T21">t sie</text:span> <text:span text:style-name="T21">es </text:span>spannend, unsichtbare Phänomene einzufangen. Die Zeichnung ist <text:span text:style-name="T21">dabei </text:span>für <text:span text:style-name="T21">sie</text:span> häufig eine spielerische und leichte Möglichkeit Dinge</text:p>
      <text:p text:style-name="P29">abzubilden, wie das Feine und Zarte, die Zwischentöne. Das Schreiben ist</text:p>
      <text:p text:style-name="P29">bei <text:span text:style-name="T21">dies</text:span>er Arbeit wesentlich für <text:span text:style-name="T21">Marie Siewert</text:span>. Der Text <text:span text:style-name="T40">stellt eine </text:span>Meta-Instanz <text:span text:style-name="T40">dar</text:span>,</text:p>
      <text:p text:style-name="P33">welche all die verschiedenen künstlerischen Ebenen bündelt und <text:span text:style-name="T21">das Schwer-Erfassbare mit Worten versucht auf den Punkt zu bringen.</text:span></text:p>
      <text:p text:style-name="P25"/>
      <text:p text:style-name="P13"><text:span text:style-name="T6">In ihren </text:span><text:span text:style-name="T4">Arbeit</text:span><text:span text:style-name="T6">en beschäftigt sie sich </text:span><text:span text:style-name="T4">hauptsächlich </text:span><text:span text:style-name="T6">mit </text:span><text:span text:style-name="T4">der Erforschung </text:span>des scheinbar Selbstverständlichen. <text:span text:style-name="T40">In ihrem Buch „Bruchstücke über das Nüchterne- in Kliniken“ untersucht sie den Kosmos Krankenhaus und hinterfragt die Einstellung zu Arbeit im Allgemeinen, indem sie Interviews führt und eigene Beobachtungen in Form von Fotos, Gedichten und kurzen Texten festhält. </text:span></text:p>
      <text:p text:style-name="P5"/>
      <text:p text:style-name="P5"><text:span text:style-name="T40">In der Kurzgeschichte „Die Bewohnerin“ wird die Einsamkeit und das Leben einer alten Frau in einem Altersheim thematisiert. Frau Meyer lebt ihr ganzes Leben immer in der Stadt Halle (Saale). Die Arbeit ist im Rahmen eines Gastsemesters in dem Semesterprojekt „Nach den Regeln der Normalität“ bei Prof. Stefanie Kiwitt in Kooperation mit der Stabstelle Strukturwandel Mitteldeutsches Revier, Staatskanzlei Sachsen-Anhalt entstanden. Es sind neben dem Heft mit der Kurzgeschichte zwei Publikationen entstanden: eine </text:span><text:span text:style-name="T41">Sonder</text:span><text:span text:style-name="T40">beilage in der </text:span><text:span text:style-name="T43">Mitteldeutschen Zeitung</text:span><text:span text:style-name="T40"> im Juli 2021 </text:span><text:span text:style-name="T41">sowie die Publikation „Nach den Regeln der Normalität“</text:span></text:p>
      <text:p text:style-name="P5"/>
      <text:p text:style-name="P18"><text:soft-page-break/>Geologische Phänomene in der Region </text:p>
      <text:p text:style-name="P4"><text:span text:style-name="T19">Marie Siewert</text:span> faszinieren Normen und Regeln, die <text:span text:style-name="T21">den</text:span> <text:span text:style-name="T21">Lebensa</text:span>lltag prägen. Der</text:p>
      <text:p text:style-name="P4">Schwerpunkt <text:span text:style-name="T19">der</text:span> Arbeiten liegt in den vergangenen Jahren auf dem</text:p>
      <text:p text:style-name="P4"><text:span text:style-name="T21">Untersuchen des vermeintlich Normalen. </text:span>Leise <text:span text:style-name="T21">trage gesellschaftliche Werte und Gewohnheiten </text:span>zur Konstruktion <text:span text:style-name="T21">der Lebensw</text:span>elt bei. <text:span text:style-name="T21">Diese Normen und Regeln sind </text:span>oft <text:span text:style-name="T21">nicht </text:span>auf den ersten Blick sichtbar. Manchmal sind sie auf den zweiten Blick erkennbar, <text:span text:style-name="T21">manchmal </text:span>sind <text:span text:style-name="T21">sie</text:span> abwesend.</text:p>
      <text:p text:style-name="P24"/>
      <text:h text:style-name="Heading_20_3" text:outline-level="3"><text:span text:style-name="Emphasis"><text:span text:style-name="T9">VITA</text:span></text:span></text:h>
      <table:table table:name="Tabelle1" table:style-name="Tabelle1">
        <table:table-column table:style-name="Tabelle1.A"/>
        <table:table-column table:style-name="Tabelle1.B"/>
        <table:table-row table:style-name="TableLine1506928877760">
          <table:table-cell table:style-name="Tabelle1.A1" office:value-type="string">
            <text:p text:style-name="P7">Seit 2017</text:p>
          </table:table-cell>
          <table:table-cell table:style-name="Tabelle1.A1" office:value-type="string">
            <text:p text:style-name="P8"><text:span text:style-name="T1">Studium </text:span>Diplom der Bildenden Kunst <text:span text:style-name="T41">in der Klasse </text:span><text:span text:style-name="T44">Textile Künste</text:span><text:span text:style-name="T41">, </text:span>Burg Giebichenstein, Kunsthochschule Halle</text:p>
          </table:table-cell>
        </table:table-row>
        <table:table-row table:style-name="TableLine1506928884384">
          <table:table-cell table:style-name="Tabelle1.A1" office:value-type="string">
            <text:p text:style-name="P16">April - Juli 2021</text:p>
          </table:table-cell>
          <table:table-cell table:style-name="Tabelle1.A1" office:value-type="string">
            <text:p text:style-name="P6"><text:span text:style-name="T41">Gastsemester im Studienschwerpunkt </text:span><text:span text:style-name="T44">Fotografie</text:span><text:span text:style-name="T41"> des Studienganges </text:span><text:span text:style-name="T44">Kommunikationsdesign</text:span><text:span text:style-name="T41"> bei Stephanie Kiwitt, <text:s/>Burg Giebichenstein Halle (Saale)</text:span></text:p>
          </table:table-cell>
        </table:table-row>
        <table:table-row table:style-name="TableLine1506928890432">
          <table:table-cell table:style-name="Tabelle1.A1" office:value-type="string">
            <text:p text:style-name="P8">201<text:span text:style-name="T1">6</text:span></text:p>
          </table:table-cell>
          <table:table-cell table:style-name="Tabelle1.A1" office:value-type="string">
            <text:p text:style-name="P8"><text:span text:style-name="T1">M</text:span>.A. <text:span text:style-name="T1">Erziehungswissenschaften</text:span>, Universität Leipzig</text:p>
          </table:table-cell>
        </table:table-row>
        <table:table-row table:style-name="TableLine1506928886112">
          <table:table-cell table:style-name="Tabelle1.A1" office:value-type="string">
            <text:p text:style-name="P7">2009</text:p>
          </table:table-cell>
          <table:table-cell table:style-name="Tabelle1.A1" office:value-type="string">
            <text:p text:style-name="P7">B.A. Kulturwissenschaften, <text:span text:style-name="T50">Viadrina Frankfurt (Oder)</text:span></text:p>
          </table:table-cell>
        </table:table-row>
      </table:table>
      <text:p text:style-name="P2"/>
      <text:h text:style-name="P1" text:outline-level="3"><text:span text:style-name="Emphasis"><text:span text:style-name="T9">Preise und Stipendien</text:span></text:span></text:h>
      <table:table table:name="Tabelle2" table:style-name="Tabelle2">
        <table:table-column table:style-name="Tabelle2.A"/>
        <table:table-column table:style-name="Tabelle2.B"/>
        <table:table-row table:style-name="TableLine1506928891296">
          <table:table-cell table:style-name="Tabelle2.A1" office:value-type="string">
            <text:p text:style-name="P8">202<text:span text:style-name="T20">1</text:span></text:p>
          </table:table-cell>
          <table:table-cell table:style-name="Tabelle2.A1" office:value-type="string">
            <text:p text:style-name="P9">Freundes- und Förderkreis der Burg Giebichenstein Halle (Saale)</text:p>
          </table:table-cell>
        </table:table-row>
        <table:table-row table:style-name="TableLine1506928886688">
          <table:table-cell table:style-name="Tabelle2.A1" office:value-type="string">
            <text:p text:style-name="P8">202<text:span text:style-name="T20">1</text:span></text:p>
          </table:table-cell>
          <table:table-cell table:style-name="Tabelle2.A1" office:value-type="string">
            <text:p text:style-name="Table_20_Contents"><text:span text:style-name="T9">Aufenthalts- </text:span><text:span text:style-name="T11">und Arbeitsstipendium in Kooperation mit Werkleitz, der Burg Giebichenstein und der Geografie, Soziologie der MLU, </text:span><text:span text:style-name="T12">Mölmeckerstr. In </text:span><text:span text:style-name="T11">Hettstedt </text:span></text:p>
          </table:table-cell>
        </table:table-row>
        <table:table-row table:style-name="TableLine1506928902240">
          <table:table-cell table:style-name="Tabelle2.A1" office:value-type="string">
            <text:p text:style-name="P8"/>
          </table:table-cell>
          <table:table-cell table:style-name="Tabelle2.A1" office:value-type="string">
            <text:p text:style-name="P8"/>
          </table:table-cell>
        </table:table-row>
        <table:table-row table:style-name="TableLine1506928889568">
          <table:table-cell table:style-name="Tabelle2.A1" office:value-type="string">
            <text:p text:style-name="P8"/>
          </table:table-cell>
          <table:table-cell table:style-name="Tabelle2.A1" office:value-type="string">
            <text:p text:style-name="P8"/>
          </table:table-cell>
        </table:table-row>
      </table:table>
      <text:h text:style-name="Heading_20_3" text:outline-level="3"><text:span text:style-name="Emphasis"><text:span text:style-name="T9">Ausstellungen </text:span></text:span><text:span text:style-name="Emphasis"><text:span text:style-name="T10">und Lesungen</text:span></text:span></text:h>
      <table:table table:name="Tabelle3" table:style-name="Tabelle3">
        <table:table-column table:style-name="Tabelle3.A"/>
        <table:table-column table:style-name="Tabelle3.B"/>
        <table:table-row table:style-name="TableLine1506928888416">
          <table:table-cell table:style-name="Tabelle3.A1" office:value-type="string">
            <text:p text:style-name="P8">2022</text:p>
          </table:table-cell>
          <table:table-cell table:style-name="Tabelle3.A1" office:value-type="string">
            <text:p text:style-name="P10"><text:span text:style-name="T42">Chloé</text:span> – <text:span text:style-name="T47">Gruppenausstellung </text:span>mit Elise Möller und <text:span text:style-name="T47">Muraa Kung in der studentischen </text:span>Galerie Burg2, Halle (Saale) </text:p>
            <text:p text:style-name="P9"/>
          </table:table-cell>
        </table:table-row>
        <table:table-row table:style-name="TableLine1506928895616">
          <table:table-cell table:style-name="Tabelle3.A1" office:value-type="string">
            <text:p text:style-name="P30">2022</text:p>
          </table:table-cell>
          <table:table-cell table:style-name="Tabelle3.A1" office:value-type="string">
            <text:p text:style-name="P31"><text:span text:style-name="T46">Dichtung im Gespräch. </text:span><text:span text:style-name="T45">Herausforderungen</text:span><text:span text:style-name="T47"> - </text:span><text:span text:style-name="T41">Lesung im </text:span>Literaturhaus <text:span text:style-name="T47">Halle</text:span> <text:span text:style-name="T47">neben Mirjam Wittig und Lin Hierse organisiert von der Germanistik der Martin Luther Universität</text:span><text:span text:style-name="T41">, </text:span>Halle (Saale)</text:p>
            <text:p text:style-name="P31"><text:s/></text:p>
          </table:table-cell>
        </table:table-row>
        <table:table-row table:style-name="TableLine1506928898208">
          <table:table-cell table:style-name="Tabelle3.A1" office:value-type="string">
            <text:p text:style-name="P9">2022</text:p>
          </table:table-cell>
          <table:table-cell table:style-name="Tabelle3.A1" office:value-type="string">
            <text:p text:style-name="P9"><text:span text:style-name="T42">Bookrelease</text:span> mit Isabelle Hucht – Mischbatterie, Halle (Saale)</text:p>
            <text:p text:style-name="P9"/>
          </table:table-cell>
        </table:table-row>
        <table:table-row table:style-name="TableLine1506928894752">
          <table:table-cell table:style-name="Tabelle3.A1" office:value-type="string">
            <text:p text:style-name="P17">2022</text:p>
          </table:table-cell>
          <table:table-cell table:style-name="Tabelle3.A1" office:value-type="string">
            <text:p text:style-name="P16"><text:span text:style-name="T45">Work and Play</text:span><text:span text:style-name="T47"> - </text:span>Jahresausstellung <text:span text:style-name="T47">der Klasse </text:span>Textile Künste – Hermes, Halle (Saale)</text:p>
          </table:table-cell>
        </table:table-row>
        <table:table-row table:style-name="TableLine1506928900512">
          <table:table-cell table:style-name="Tabelle3.A1" office:value-type="string">
            <text:p text:style-name="P8">2021</text:p>
          </table:table-cell>
          <table:table-cell table:style-name="Tabelle3.A1" office:value-type="string">
            <text:p text:style-name="Table_20_Contents"><text:span text:style-name="Emphasis"><text:span text:style-name="T9">INSIDE OUT Klasse Achaintre – </text:span></text:span><text:span text:style-name="T9">Galerie im Volkspark, Halle (Saale)</text:span></text:p>
          </table:table-cell>
        </table:table-row>
        <table:table-row table:style-name="TableLine1506928902528">
          <table:table-cell table:style-name="Tabelle3.A1" office:value-type="string">
            <text:p text:style-name="P32">2021</text:p>
          </table:table-cell>
          <table:table-cell table:style-name="Tabelle3.A1" office:value-type="string">
            <text:p text:style-name="P35"><text:span text:style-name="Emphasis"><text:span text:style-name="T35">Die </text:span></text:span><text:span text:style-name="Emphasis"><text:span text:style-name="T31">Mölmeckerstr. - </text:span></text:span><text:span text:style-name="Emphasis"><text:span text:style-name="T33">A</text:span></text:span><text:span text:style-name="Emphasis"><text:span text:style-name="T31">bschlussa</text:span></text:span><text:span text:style-name="Emphasis"><text:span text:style-name="T33">usstellung </text:span></text:span><text:span text:style-name="Emphasis"><text:span text:style-name="T31">des einwöchigen </text:span></text:span><text:span text:style-name="Emphasis"><text:span text:style-name="T33">Aufenthalts- </text:span></text:span><text:span text:style-name="Emphasis"><text:span text:style-name="T34">und Arbeitsstipendium in Kooperation mit Werkleitz, der Burg Giebichenstein und der Geografie, Soziologie der MLU, </text:span></text:span><text:span text:style-name="Emphasis"><text:span text:style-name="T31">Mölmeckerstr. In </text:span></text:span><text:span text:style-name="Emphasis"><text:span text:style-name="T34">Hettstedt</text:span></text:span></text:p>
            <text:p text:style-name="P34"><text:span text:style-name="Emphasis"><text:span text:style-name="T30"/></text:span></text:p>
          </table:table-cell>
        </table:table-row>
        <table:table-row table:style-name="TableLine1506928893888">
          <table:table-cell table:style-name="Tabelle3.A1" office:value-type="string">
            <text:p text:style-name="P8">202<text:span text:style-name="T20">0</text:span></text:p>
          </table:table-cell>
          <table:table-cell table:style-name="Tabelle3.A1" office:value-type="string">
            <text:p text:style-name="P28"><text:span text:style-name="T22">Stillstand – Eine </text:span><text:span text:style-name="T37">Ausstellung auf unbestimmte Zeit - </text:span><text:span text:style-name="T39">Gruppenausstellung</text:span><text:span text:style-name="T38"> i</text:span><text:span text:style-name="T36">m BLECH Raum für Kunst e.V., Halle (Saale)</text:span><text:span text:style-name="Emphasis"><text:span text:style-name="T10"> </text:span></text:span></text:p>
            <text:p text:style-name="P34"><text:span text:style-name="Emphasis"><text:span text:style-name="T10"/></text:span></text:p>
          </table:table-cell>
        </table:table-row>
        <table:table-row table:style-name="TableLine1506928898496">
          <table:table-cell table:style-name="Tabelle3.A1" office:value-type="string">
            <text:p text:style-name="P8">202<text:span text:style-name="T48">0</text:span></text:p>
          </table:table-cell>
          <table:table-cell table:style-name="Tabelle3.A1" office:value-type="string">
            <text:p text:style-name="P11">Klassenausstellung auf der Messe <text:span text:style-name="T42">Halart,</text:span> Halle (Saale) </text:p>
            <text:p text:style-name="P11"><text:soft-page-break/></text:p>
          </table:table-cell>
        </table:table-row>
        <table:table-row table:style-name="TableLine1506928895904">
          <table:table-cell table:style-name="Tabelle3.A1" office:value-type="string">
            <text:p text:style-name="P11">2019 </text:p>
          </table:table-cell>
          <table:table-cell table:style-name="Tabelle3.A1" office:value-type="string">
            <text:p text:style-name="P27"><text:span text:style-name="Emphasis"><text:span text:style-name="T11">Salon, Hermes, Halle (Saale)</text:span></text:span></text:p>
            <text:p text:style-name="P27"><text:span text:style-name="Emphasis"><text:span text:style-name="T11"/></text:span></text:p>
          </table:table-cell>
        </table:table-row>
        <table:table-row table:style-name="TableLine1506928896480">
          <table:table-cell table:style-name="Tabelle3.A1" office:value-type="string">
            <text:p text:style-name="P11">2019</text:p>
          </table:table-cell>
          <table:table-cell table:style-name="Tabelle3.A1" office:value-type="string">
            <text:p text:style-name="P11">Fotoausstellung <text:span text:style-name="T49">des Fotokurses, Weißen Haus, Halle (Saale)</text:span></text:p>
          </table:table-cell>
        </table:table-row>
        <table:table-row table:style-name="TableLine1506928893600">
          <table:table-cell table:style-name="Tabelle3.A1" office:value-type="string">
            <text:p text:style-name="P11">2018</text:p>
          </table:table-cell>
          <table:table-cell table:style-name="Tabelle3.A1" office:value-type="string">
            <text:p text:style-name="P36"><text:span text:style-name="T13">A wie Alltag </text:span><text:span text:style-name="T14">– </text:span><text:span text:style-name="T15">Galerie im </text:span><text:span text:style-name="T14">Vo</text:span><text:span text:style-name="T9">lkspark, Halle (Saale)</text:span></text:p>
          </table:table-cell>
        </table:table-row>
      </table:table>
      <text:h text:style-name="Heading_20_3" text:outline-level="3"><text:span text:style-name="Emphasis"><text:span text:style-name="T9"/></text:span></text:h>
      <text:h text:style-name="Heading_20_3" text:outline-level="3"><text:span text:style-name="Emphasis"><text:span text:style-name="T9">Projekte</text:span></text:span></text:h>
      <table:table table:name="Tabelle6" table:style-name="Tabelle6">
        <table:table-column table:style-name="Tabelle6.A"/>
        <table:table-column table:style-name="Tabelle6.B"/>
        <table:table-row table:style-name="TableLine1506928891584">
          <table:table-cell table:style-name="Tabelle6.A1" office:value-type="string">
            <text:p text:style-name="P22">Seit 2019</text:p>
          </table:table-cell>
          <table:table-cell table:style-name="Tabelle6.A1" office:value-type="string">
            <text:p text:style-name="P26"><text:a xlink:type="simple" xlink:href="https://www.susannehennykolp.com/" text:style-name="Internet_20_link" text:visited-style-name="Visited_20_Internet_20_Link"><text:span text:style-name="T16">A</text:span></text:a><text:span text:style-name="T17">udiowalk zum KZ-Außenlager Siebelwerke in Halle-Mötzlich/Birkhahn gemeinsam mit Elise Möller, Marie Witte, Jakob Schreiter und weiteren in Kooperation mit de</text:span><text:span text:style-name="T18">m Stura und der AG Weltoffene Hochschule der</text:span><text:span text:style-name="T17"> Burg Giebichenstein Halle (Saale)</text:span></text:p>
          </table:table-cell>
        </table:table-row>
      </table:table>
      <text:h text:style-name="Heading_20_3" text:outline-level="3"><text:span text:style-name="Emphasis"><text:span text:style-name="T9"/></text:span></text:h>
      <text:h text:style-name="Heading_20_3" text:outline-level="3"><text:span text:style-name="Emphasis"><text:span text:style-name="T9">Publikationen</text:span></text:span></text:h>
      <table:table table:name="Tabelle7" table:style-name="Tabelle7">
        <table:table-column table:style-name="Tabelle7.A"/>
        <table:table-column table:style-name="Tabelle7.B"/>
        <table:table-row table:style-name="TableLine1506928898784">
          <table:table-cell table:style-name="Tabelle7.A1" office:value-type="string">
            <text:p text:style-name="P8">2022</text:p>
          </table:table-cell>
          <table:table-cell table:style-name="Tabelle7.A1" office:value-type="string">
            <text:p text:style-name="P19">Bruchstücke über das Nüchterne – in Kliniken</text:p>
            <text:p text:style-name="P19">2. Auflage </text:p>
            <text:p text:style-name="P20">Autofiktiver Roman</text:p>
            <text:p text:style-name="P19">Eigenverlag</text:p>
          </table:table-cell>
        </table:table-row>
        <table:table-row table:style-name="TableLine1506928884672">
          <table:table-cell table:style-name="Tabelle7.A1" office:value-type="string">
            <text:p text:style-name="P21">2022</text:p>
          </table:table-cell>
          <table:table-cell table:style-name="Tabelle7.A1" office:value-type="string">
            <text:p text:style-name="Table_20_Contents"><text:span text:style-name="Emphasis"><text:span text:style-name="T26">Nach den Regeln der Normalität</text:span></text:span><text:span text:style-name="Emphasis"><text:span text:style-name="T25">: </text:span></text:span><text:span text:style-name="Emphasis"><text:span text:style-name="T27">Zum Strukturwandel im Mitteldeutschen Revier Sachsen-Anhalt. Mitteldeutscher Verlag. Halle (Saale) </text:span></text:span><text:span text:style-name="Emphasis"><text:span text:style-name="T25"><text:line-break/></text:span></text:span><text:span text:style-name="T28">ISBN: 978-</text:span><text:span text:style-name="T29">3-96311-659-9</text:span></text:p>
          </table:table-cell>
        </table:table-row>
        <table:table-row table:style-name="TableLine1506928891008">
          <table:table-cell table:style-name="Tabelle7.A1" office:value-type="string">
            <text:p text:style-name="P8">202<text:span text:style-name="T48">1</text:span></text:p>
          </table:table-cell>
          <table:table-cell table:style-name="Tabelle7.A1" office:value-type="string">
            <text:p text:style-name="P35"><text:span text:style-name="Emphasis"><text:span text:style-name="T24">Der Mölmecker</text:span></text:span><text:span text:style-name="Emphasis"><text:span text:style-name="T23"> </text:span></text:span><text:span text:style-name="Emphasis"><text:span text:style-name="T31">- </text:span></text:span><text:span text:style-name="Emphasis"><text:span text:style-name="T32">Publikation nach dem </text:span></text:span><text:span text:style-name="Emphasis"><text:span text:style-name="T31">einwöchigen </text:span></text:span><text:span text:style-name="Emphasis"><text:span text:style-name="T33">Aufenthalts- </text:span></text:span><text:span text:style-name="Emphasis"><text:span text:style-name="T34">und Arbeitsstipendium in Kooperation mit Werkleitz, der Burg Giebichenstein und d</text:span></text:span><text:span text:style-name="Emphasis"><text:span text:style-name="T32">en Fakultäten</text:span></text:span><text:span text:style-name="Emphasis"><text:span text:style-name="T34"> Geografie </text:span></text:span><text:span text:style-name="Emphasis"><text:span text:style-name="T32">und</text:span></text:span><text:span text:style-name="Emphasis"><text:span text:style-name="T34"> Soziologie der MLU, Hettstedt</text:span></text:span></text:p>
          </table:table-cell>
        </table:table-row>
        <table:table-row table:style-name="TableLine1506928884960">
          <table:table-cell table:style-name="Tabelle7.A1" office:value-type="string">
            <text:p text:style-name="P15">2021</text:p>
          </table:table-cell>
          <table:table-cell table:style-name="Tabelle7.A1" office:value-type="string">
            <text:p text:style-name="P14"><text:span text:style-name="T40">„</text:span><text:span text:style-name="T41">Nach den Regeln der Normalität“, Sonder</text:span><text:span text:style-name="T40">beilage</text:span><text:span text:style-name="T41"> </text:span><text:span text:style-name="T40">in der </text:span><text:span text:style-name="T43">Mitteldeutschen Zeitung</text:span><text:span text:style-name="T40"> im Juli 2021</text:span><text:span text:style-name="T41">, Halle (Saale)</text:span></text:p>
          </table:table-cell>
        </table:table-row>
      </table:table>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venir Next Condensed" svg:font-family="'Avenir Next Condensed'" style:font-family-generic="roman"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text-align="start" style:justify-single-word="false"/>
      <style:text-properties fo:color="#000000" loext:opacity="100%" style:font-name="Avenir Next Condensed" fo:font-family="'Avenir Next Condensed'" style:font-family-generic="roman" style:font-pitch="variable" fo:font-size="12pt" style:font-size-asian="12pt"/>
    </style:style>
    <style:style style:name="Pa4" style:family="paragraph" style:parent-style-name="Default" style:next-style-name="Default">
      <style:paragraph-properties style:line-height-at-least="0.39cm"/>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0T12:30:00</meta:creation-date>
    <dc:date>2022-12-02T12:42:54.841000000</dc:date>
    <meta:editing-duration>PT3H7M48S</meta:editing-duration>
    <meta:editing-cycles>10</meta:editing-cycles>
    <meta:generator>LibreOffice/7.3.1.3$Windows_X86_64 LibreOffice_project/a69ca51ded25f3eefd52d7bf9a5fad8c90b87951</meta:generator>
    <meta:document-statistic meta:table-count="5" meta:image-count="0" meta:object-count="0" meta:page-count="3" meta:paragraph-count="78" meta:word-count="767" meta:character-count="5650" meta:non-whitespace-character-count="4938"/>
  </office:meta>
</office:document-meta>
</file>